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CITS3001 - Notes on the Project </text:p>
      <text:p text:style-name="Preformatted_20_Text"/>
      <text:p text:style-name="Preformatted_20_Text">The Resistance:</text:p>
      <text:p text:style-name="Preformatted_20_Text">Project requires you to research, implement and validate and Artificial Inteligence for the Card Game: "The Resistance".</text:p>
      <text:p text:style-name="Preformatted_20_Text"/>
      <text:p text:style-name="Preformatted_20_Text">The game is a bluffing game for 5-10 players.</text:p>
      <text:p text:style-name="Preformatted_20_Text"/>
      <text:p text:style-name="Preformatted_20_Text">Players are randomly assigned into one of two teams: "Government spies" or "resistance fighters". </text:p>
      <text:p text:style-name="Preformatted_20_Text"/>
      <text:p text:style-name="Preformatted_20_Text">All spies know who the other spies are but resistence members have no </text:p>
      <text:p text:style-name="Preformatted_20_Text">informatuon about any team meberships.</text:p>
      <text:p text:style-name="Preformatted_20_Text"/>
      <text:p text:style-name="Preformatted_20_Text">A game consists of 5 rounds.</text:p>
      <text:p text:style-name="Preformatted_20_Text">Each round, a leader proposes a mission to the resistance team.</text:p>
      <text:p text:style-name="Preformatted_20_Text">If a majority of the players vote to go on the mission, the mission proceeds, otherwise a new mission leader is appointed.</text:p>
      <text:p text:style-name="Preformatted_20_Text"/>
      <text:p text:style-name="Preformatted_20_Text">If a spy is n the mission, they can make the mission fail.</text:p>
      <text:p text:style-name="Preformatted_20_Text">Players are not informed of who made the mission fail, but are informed on how many missions failed.</text:p>
      <text:p text:style-name="Preformatted_20_Text"/>
      <text:p text:style-name="Preformatted_20_Text">If a majrity of missions succeed, the resistence wins otherwise the spies win.</text:p>
      <text:p text:style-name="Preformatted_20_Text"/>
      <text:p text:style-name="Preformatted_20_Text">Key Features of the resistance:</text:p>
      <text:p text:style-name="Preformatted_20_Text"><text:tab/>* Uncertainty/partial observability:</text:p>
      <text:p text:style-name="Preformatted_20_Text"><text:tab/><text:tab/>- resistance do not know roles of all players </text:p>
      <text:p text:style-name="Preformatted_20_Text"><text:tab/>* </text:p>
      <text:p text:style-name="Preformatted_20_Text"/>
      <text:p text:style-name="Preformatted_20_Text"/>
      <text:p text:style-name="Preformatted_20_Text">Relevant parts of the textbook:</text:p>
      <text:p text:style-name="Preformatted_20_Text">Chapter 12: Acting under uncertainty</text:p>
      <text:p text:style-name="Preformatted_20_Text">Chapter 13: Probabilistic reasoning </text:p>
      <text:p text:style-name="Preformatted_20_Text">Chapter 14: Probabilistic reasoning over time </text:p>
      <text:p text:style-name="Preformatted_20_Text">Chapter 17: Making Complex decisions</text:p>
      <text:p text:style-name="Preformatted_20_Text">Chapter 18: Multi-Agent Decision Making </text:p>
      <text:p text:style-name="Preformatted_20_Text">Chapter: 20: Learning Probabilistic Models </text:p>
      <text:p text:style-name="Preformatted_20_Text">Chapter 22: Reinforcement Learning</text:p>
      <text:p text:style-name="Preformatted_20_Text"/>
      <text:p text:style-name="Preformatted_20_Text"/>
      <text:p text:style-name="Preformatted_20_Text">Potential Avenues From the supplied Paper</text:p>
      <text:p text:style-name="Preformatted_20_Text"/>
      <text:p text:style-name="Preformatted_20_Text">* My RL model for trading stocks?</text:p>
      <text:p text:style-name="Preformatted_20_Text">* Look at the comming lectures on Baysean Method</text:p>
      <text:p text:style-name="Preformatted_20_Text">Opponent Modelling techniques (Section 3.6), as is discussed in Section 3.</text:p>
      <text:p text:style-name="Preformatted_20_Text"/>
      <text:p text:style-name="Preformatted_20_Text"/>
      <text:p text:style-name="Preformatted_20_Text">Notes on resources to pillage:</text:p>
      <text:p text:style-name="Preformatted_20_Text">* Charlie's report</text:p>
      <text:p text:style-name="Preformatted_20_Text">* Lauren's report </text:p>
      <text:p text:style-name="Preformatted_20_Text"><text:tab/>- see all associated citations</text:p>
      <text:p text:style-name="Preformatted_20_Text">* Miller, 1985 , game theory cooperation and betreyal</text:p>
      <text:p text:style-name="Preformatted_20_Text">* The supplied paper</text:p>
      <text:p text:style-name="Preformatted_20_Text"/>
      <text:p text:style-name="Preformatted_20_Text">Bots from the supplied paper:</text:p>
      <text:p text:style-name="Preformatted_20_Text">* Statistician (aigd.py)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General Approach:</text:p>
      <text:p text:style-name="Preformatted_20_Text"/>
      <text:p text:style-name="Preformatted_20_Text">players = [a, b, c, d] and 2 spies</text:p>
      <text:p text:style-name="Preformatted_20_Text">prior suspicions for all players = P(A) = #spies/#players = 2/4 = 0.5</text:p>
      <text:p text:style-name="Preformatted_20_Text">P(A) = probabiliey that particular player is a spy</text:p>
      <text:p text:style-name="Preformatted_20_Text">P(B) = probability of observing a particular set of mission cards, e,g B = {success, Fail, Fail}</text:p>
      <text:p text:style-name="Preformatted_20_Text">P(A|B) = (P(A)*P(B|A))/P(B)</text:p>
      <text:p text:style-name="Preformatted_20_Text"/>
      <text:p text:style-name="Preformatted_20_Text">For each mission apply bayes' theorem to each player, including players not on mission.</text:p>
      <text:p text:style-name="Preformatted_20_Text">If spy probs for mission players increase/decrease then spy probabilities decrease/increase for non-mission players.</text:p>
      <text:p text:style-name="Preformatted_20_Text"/>
      <text:p text:style-name="Preformatted_20_Text">if {success, fail, fail} from [a, b, c] then d can't be a spy </text:p>
      <text:p text:style-name="Preformatted_20_Text"/>
      <text:p text:style-name="Preformatted_20_Text">suspicion updates for each player:</text:p>
      <text:p text:style-name="Preformatted_20_Text">prior for player a, P(A) = 0.5</text:p>
      <text:p text:style-name="Preformatted_20_Text"/>
      <text:p text:style-name="Preformatted_20_Text">for player b:</text:p>
      <text:p text:style-name="Preformatted_20_Text">determine all possible assignments of players on the current mission to spies and resistance members. </text:p>
      <text:p text:style-name="Preformatted_20_Text"/>
      <text:p text:style-name="Preformatted_20_Text">3 possibilities</text:p>
      <text:p text:style-name="Preformatted_20_Text">spies = [a, b] or [a, c] or [b, c]</text:p>
      <text:p text:style-name="Preformatted_20_Text">for each possible assignent we multiply we multiply the probs for the assignments, in case 1 0.5*(0.5)*(1-0.5) = 1/8 then sum the probs for all possible assignments: 1/8 + 1/8 + 1/8 = 3/8</text:p>
      <text:p text:style-name="Preformatted_20_Text">Hence P(B) = 0.375</text:p>
      <text:p text:style-name="Preformatted_20_Text"/>
      <text:p text:style-name="Preformatted_20_Text">To find P(B|A) assume that player a is a spy and recompute prob that [b, c] contains the remaining sp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10T18:04:04.408310194</dc:date>
    <meta:editing-duration>PT20S</meta:editing-duration>
    <meta:editing-cycles>1</meta:editing-cycles>
    <meta:generator>LibreOffice/7.1.6.2$Linux_X86_64 LibreOffice_project/10$Build-2</meta:generator>
    <meta:document-statistic meta:table-count="0" meta:image-count="0" meta:object-count="0" meta:page-count="2" meta:paragraph-count="55" meta:word-count="471" meta:character-count="2800" meta:non-whitespace-character-count="2367"/>
  </office:meta>
</office:document-meta>
</file>